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bookmark-start text:name="__DdeLink__290_553839224"/><text:bookmark-start text:name="DDE_LINK30"/><text:bookmark-start text:name="DDE_LINK7"/><text:bookmark-start text:name="DDE_LINK5"/><text:bookmark-start text:name="DDE_LINK19"/><text:bookmark-start text:name="__DdeLink__289_1734678179"/>java -jar -classpath $CLASSPATH ./derbynet.jar start<text:bookmark-end text:name="__DdeLink__290_553839224"/><text:bookmark-end text:name="DDE_LINK30"/><text:bookmark-end text:name="DDE_LINK7"/><text:bookmark-end text:name="DDE_LINK5"/><text:bookmark-end text:name="DDE_LINK19"/><text:bookmark-end text:name="__DdeLink__289_1734678179"/></text:p>
      <text:p text:style-name="Standard"/>
      <text:p text:style-name="Standard"><text:bookmark-start text:name="DDE_LINK2"/>java -classpath $CLASSPATH org.apache.derby.tools.ij<text:bookmark-end text:name="DDE_LINK2"/></text:p>
      <text:p text:style-name="Standard"/>
      <text:p text:style-name="Standard"><text:bookmark-start text:name="DDE_LINK8"/>ij&gt; <text:bookmark-start text:name="DDE_LINK6"/><text:bookmark-start text:name="DDE_LINK4"/><text:bookmark-start text:name="DDE_LINK1"/><text:bookmark-start text:name="DDE_LINK55"/><text:bookmark-start text:name="__DdeLink__293_553839224"/><text:bookmark-start text:name="__DdeLink__844_81300006"/><text:bookmark-start text:name="__DdeLink__235_1966877540"/><text:bookmark-start text:name="__DdeLink__181_1966877540"/><text:bookmark-start text:name="__DdeLink__178_1966877540"/><text:bookmark-start text:name="DDE_LINK59"/><text:bookmark-start text:name="DDE_LINK54"/><text:bookmark-start text:name="DDE_LINK49"/><text:bookmark-start text:name="DDE_LINK47"/><text:bookmark-start text:name="DDE_LINK45"/><text:bookmark-start text:name="DDE_LINK36"/><text:bookmark-start text:name="DDE_LINK35"/><text:bookmark-start text:name="DDE_LINK33"/><text:bookmark-start text:name="DDE_LINK28"/><text:bookmark-start text:name="DDE_LINK14"/><text:bookmark-start text:name="DDE_LINK10"/><text:bookmark-start text:name="DDE_LINK40"/><text:bookmark-start text:name="__DdeLink__283_1734678179"/>connect 'jdbc:derby://127.0.1.1:1527//srv/QEF/CoDIMS-tcp/src/<text:bookmark-start text:name="DDE_LINK3"/>codims-home/DerbyCatalog;create=false;user=CODIMS;password=CODIMS';<text:bookmark-end text:name="DDE_LINK8"/><text:bookmark-end text:name="__DdeLink__293_553839224"/><text:bookmark-end text:name="__DdeLink__844_81300006"/><text:bookmark-end text:name="__DdeLink__235_1966877540"/><text:bookmark-end text:name="__DdeLink__181_1966877540"/><text:bookmark-end text:name="__DdeLink__178_1966877540"/><text:bookmark-end text:name="DDE_LINK59"/><text:bookmark-end text:name="DDE_LINK54"/><text:bookmark-end text:name="DDE_LINK49"/><text:bookmark-end text:name="DDE_LINK47"/><text:bookmark-end text:name="DDE_LINK45"/><text:bookmark-end text:name="DDE_LINK36"/><text:bookmark-end text:name="DDE_LINK35"/><text:bookmark-end text:name="DDE_LINK33"/><text:bookmark-end text:name="DDE_LINK28"/><text:bookmark-end text:name="DDE_LINK14"/><text:bookmark-end text:name="DDE_LINK10"/><text:bookmark-end text:name="DDE_LINK40"/><text:bookmark-end text:name="__DdeLink__283_1734678179"/></text:p>
      <text:p text:style-name="Standard"/>
      <text:p text:style-name="Standard"><text:bookmark-start text:name="__DdeLink__324_131045502"/>connect 'jdbc:derby://localhost:1527//srv/QEF/CoDIMS-tcp/src/codims-home/DerbyCatalog;create=false;user=CODIMS;password=CODIMS';<text:bookmark-end text:name="__DdeLink__324_131045502"/></text:p>
      <text:p text:style-name="Standard"/>
      <text:p text:style-name="Standard"><text:bookmark-start text:name="__DdeLink__298_553839224"/>connect 'jdbc:derby://127.0.0.1//srv/QEF/CoDIMS-tcp/src/codims-home/DerbyCatalog;create=false;user=CODIMS;password=CODIMS';<text:bookmark-end text:name="__DdeLink__298_553839224"/></text:p>
      <text:p text:style-name="Standard"/>
      <text:p text:style-name="Standard">connect 'jdbc:derby://146.134.30.145:1527//srv/QEF/CoDIMS-tcp/src/codims-home/DerbyCatalog;create=false;user=CODIMS;password=CODIMS';</text:p>
      <text:p text:style-name="Standard"/>
      <text:p text:style-name="Standard"><text:bookmark-start text:name="__DdeLink__627_1233302682"/>connect 'jdbc:derby://146.134.30.3:1527//srv/QEF/CoDIMS-tcp/src/codims-home/DerbyCatalog;create=false;user=CODIMS;password=CODIMS';<text:bookmark-end text:name="__DdeLink__627_1233302682"/></text:p>
      <text:p text:style-name="Standard"><text:bookmark-end text:name="DDE_LINK6"/><text:bookmark-end text:name="DDE_LINK4"/><text:bookmark-end text:name="DDE_LINK1"/><text:bookmark-end text:name="DDE_LINK55"/><text:bookmark-end text:name="DDE_LINK3"/></text:p>
      <text:p text:style-name="Standard"><text:bookmark-start text:name="__DdeLink__188_1966877540"/><text:bookmark-start text:name="DDE_LINK56"/><text:bookmark-start text:name="DDE_LINK58"/><text:bookmark-start text:name="DDE_LINK57"/><text:bookmark-start text:name="DDE_LINK53"/><text:bookmark-start text:name="DDE_LINK51"/><text:bookmark-start text:name="DDE_LINK50"/><text:bookmark-start text:name="DDE_LINK48"/><text:bookmark-start text:name="DDE_LINK38"/><text:bookmark-start text:name="DDE_LINK37"/><text:bookmark-start text:name="DDE_LINK27"/><text:bookmark-start text:name="DDE_LINK26"/><text:bookmark-start text:name="DDE_LINK25"/><text:bookmark-start text:name="DDE_LINK24"/><text:bookmark-start text:name="DDE_LINK23"/><text:bookmark-start text:name="DDE_LINK22"/><text:bookmark-start text:name="DDE_LINK21"/><text:bookmark-start text:name="DDE_LINK20"/><text:bookmark-start text:name="DDE_LINK17"/><text:bookmark-start text:name="DDE_LINK15"/><text:bookmark-start text:name="DDE_LINK16"/><text:bookmark-start text:name="DDE_LINK18"/><text:bookmark-start text:name="DDE_LINK32"/><text:bookmark-start text:name="DDE_LINK39"/><text:bookmark-start text:name="DDE_LINK41"/><text:bookmark-start text:name="DDE_LINK42"/><text:bookmark-start text:name="DDE_LINK43"/><text:bookmark-start text:name="DDE_LINK44"/><text:bookmark-start text:name="DDE_LINK46"/><text:bookmark-start text:name="DDE_LINK52"/><text:bookmark-start text:name="__DdeLink__444_655576815"/>run '<text:bookmark-start text:name="__DdeLink__1021_276492283"/>/srv/QEF/CoDIMS-tcp/src/codims-home/SQLRequests/CatalogTCP.txt';<text:bookmark-end text:name="__DdeLink__188_1966877540"/><text:bookmark-end text:name="DDE_LINK56"/><text:bookmark-end text:name="DDE_LINK58"/><text:bookmark-end text:name="DDE_LINK57"/><text:bookmark-end text:name="DDE_LINK53"/><text:bookmark-end text:name="DDE_LINK51"/><text:bookmark-end text:name="DDE_LINK50"/><text:bookmark-end text:name="DDE_LINK48"/><text:bookmark-end text:name="DDE_LINK38"/><text:bookmark-end text:name="DDE_LINK37"/><text:bookmark-end text:name="DDE_LINK27"/><text:bookmark-end text:name="DDE_LINK26"/><text:bookmark-end text:name="DDE_LINK25"/><text:bookmark-end text:name="DDE_LINK24"/><text:bookmark-end text:name="DDE_LINK23"/><text:bookmark-end text:name="DDE_LINK22"/><text:bookmark-end text:name="DDE_LINK21"/><text:bookmark-end text:name="DDE_LINK20"/><text:bookmark-end text:name="DDE_LINK17"/><text:bookmark-end text:name="DDE_LINK15"/><text:bookmark-end text:name="DDE_LINK16"/><text:bookmark-end text:name="DDE_LINK18"/><text:bookmark-end text:name="DDE_LINK32"/><text:bookmark-end text:name="DDE_LINK39"/><text:bookmark-end text:name="DDE_LINK41"/><text:bookmark-end text:name="DDE_LINK42"/><text:bookmark-end text:name="DDE_LINK43"/><text:bookmark-end text:name="DDE_LINK44"/><text:bookmark-end text:name="DDE_LINK46"/><text:bookmark-end text:name="DDE_LINK52"/><text:bookmark-end text:name="__DdeLink__444_655576815"/><text:bookmark-end text:name="__DdeLink__1021_276492283"/></text:p>
      <text:p text:style-name="Standard"/>
      <text:p text:style-name="Standard"><text:bookmark-start text:name="__DdeLink__337_1011132653"/><text:bookmark-start text:name="__DdeLink__840_81300006"/><text:bookmark-start text:name="__DdeLink__274_1453271216"/><text:bookmark-start text:name="__DdeLink__272_211356739"/><text:bookmark-start text:name="__DdeLink__287_1734678179"/><text:bookmark-start text:name="__DdeLink__646_1394861296"/><text:bookmark-start text:name="__DdeLink__330_1981933078"/>java -jar -classpath $CLASSPATH ./derbynet.jar shutdown<text:bookmark-end text:name="__DdeLink__337_1011132653"/><text:bookmark-end text:name="__DdeLink__840_81300006"/><text:bookmark-end text:name="__DdeLink__274_1453271216"/><text:bookmark-end text:name="__DdeLink__272_211356739"/><text:bookmark-end text:name="__DdeLink__287_1734678179"/><text:bookmark-end text:name="__DdeLink__646_1394861296"/><text:bookmark-end text:name="__DdeLink__330_1981933078"/></text:p>
      <text:p text:style-name="Standard"/>
      <text:p text:style-name="Standard">select tablename from sys.systables;</text:p>
      <text:p text:style-name="Standard"/>
      <text:p text:style-name="Standard"><text:s/><text:bookmark-start text:name="__DdeLink__235_19668775401"/><text:bookmark-start text:name="__DdeLink__181_19668775401"/><text:bookmark-start text:name="__DdeLink__178_19668775401"/><text:bookmark-start text:name="DDE_LINK591"/><text:bookmark-start text:name="DDE_LINK541"/><text:bookmark-start text:name="DDE_LINK491"/><text:bookmark-start text:name="DDE_LINK471"/><text:bookmark-start text:name="DDE_LINK451"/><text:bookmark-start text:name="DDE_LINK361"/><text:bookmark-start text:name="DDE_LINK351"/><text:bookmark-start text:name="DDE_LINK331"/><text:bookmark-start text:name="DDE_LINK281"/><text:bookmark-start text:name="DDE_LINK141"/><text:bookmark-start text:name="DDE_LINK101"/><text:bookmark-start text:name="DDE_LINK401"/><text:bookmark-start text:name="__DdeLink__441_655576815"/>connect 'jdbc:derby://localhost:1527//srv/QEF/CoDIMS-tcp/build/classes/codims-home/DerbyCatalog';<text:bookmark-end text:name="__DdeLink__235_19668775401"/><text:bookmark-end text:name="__DdeLink__181_19668775401"/><text:bookmark-end text:name="__DdeLink__178_19668775401"/><text:bookmark-end text:name="DDE_LINK591"/><text:bookmark-end text:name="DDE_LINK541"/><text:bookmark-end text:name="DDE_LINK491"/><text:bookmark-end text:name="DDE_LINK471"/><text:bookmark-end text:name="DDE_LINK451"/><text:bookmark-end text:name="DDE_LINK361"/><text:bookmark-end text:name="DDE_LINK351"/><text:bookmark-end text:name="DDE_LINK331"/><text:bookmark-end text:name="DDE_LINK281"/><text:bookmark-end text:name="DDE_LINK141"/><text:bookmark-end text:name="DDE_LINK101"/><text:bookmark-end text:name="DDE_LINK401"/><text:bookmark-end text:name="__DdeLink__441_655576815"/></text:p>
      <text:p text:style-name="Standard"/>
      <text:p text:style-name="Standard">connect 'jdbc:derby://localhost:1527//srv/QEF/CoDIMS-tcp/build/classes/codims-home/DerbyCatalog;create=false;user=douglas;password=112233';</text:p>
      <text:p text:style-name="Standard"/>
      <text:p text:style-name="Standard"/>
      <text:p text:style-name="Standard">export CLASSPATH=/srv/QEF/CoDIMS-tcp/lib/derbytools.jar:/srv/QEF/CoDIMS-tcp/lib/derbynet.jar:/srv/QEF/CoDIMS-tcp/lib/derby.jar:/srv/QEF/CoDIMS-tcp/lib/derbyclient.jar:. </text:p>
      <text:p text:style-name="Standard"/>
      <text:p text:style-name="Standard">export JAVA_HOME="/usr/lib/jvm/java-6-openjdk" </text:p>
      <text:p text:style-name="Standard">export PATH="$JAVA_HOME/bin:$PATH" </text:p>
      <text:p text:style-name="Standard">export JRE_HOME="$JAVA_HOME/jre" </text:p>
      <text:p text:style-name="Standard"/>
      <text:p text:style-name="Standard"/>
      <text:p text:style-name="P1">Quando ocorrer o erro Connection Refused: 1527 ; basta colocar o ip real na função connecttoCatalog da classe CatalogManag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.013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meta:creation-date>2009-09-09T14:55:19</meta:creation-date>
    <dc:date>2011-08-16T14:14:57</dc:date>
    <meta:editing-cycles>69</meta:editing-cycles>
    <meta:editing-duration>PT449H56M49S</meta:editing-duration>
    <dc:creator>Douglas </dc:creator>
    <meta:document-statistic meta:table-count="0" meta:image-count="0" meta:object-count="0" meta:page-count="1" meta:paragraph-count="17" meta:word-count="64" meta:character-count="1557"/>
    <meta:user-defined meta:name="Informações 1"/>
    <meta:user-defined meta:name="Informações 2"/>
    <meta:user-defined meta:name="Informações 3"/>
    <meta:user-defined meta:name="Informações 4"/>
  </office:meta>
</office:document-meta>
</file>